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paragraph-properties fo:orphans="5"/>
    </style:style>
  </office:automatic-styles>
  <office:body>
    <office:text>
      <text:p text:style-name="P1">Orphans threshold is set to 5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is is an example to specify the minimum number of lines required at the bottom of a page to avoid paragraph orphans. This is an example to specify the minimum number of lines required at the bottom of a page to avoid paragraph orphans. This is an example to specify the minimum number of lines required at the bottom of a page to avoid paragraph orphan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is is an example to specify the minimum number of lines required at the bottom of a page to avoid paragraph orphans. This is an example to specify the minimum number of lines required at the bottom of a page to avoid paragraph orphans. This is an example to specify the minimum number of lines required at the bottom of a page to avoid paragraph orphans. This is an example to specify the minimum number of lines required at the bottom of a page to avoid paragraph orphans. This is an example to specify the minimum number of lines required at the bottom of a page to avoid paragraph orphans. This is an example to specify the minimum number of lines required at the bottom of a page to avoid paragraph orpha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4in" fo:margin-top="0.5in" fo:margin-bottom="0.5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